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7cm"/>
    </style:style>
    <style:style style:name="Tabela1.B" style:family="table-column">
      <style:table-column-properties style:column-width="3.343cm"/>
    </style:style>
    <style:style style:name="Tabela1.C" style:family="table-column">
      <style:table-column-properties style:column-width="3.912cm"/>
    </style:style>
    <style:style style:name="Tabela1.D" style:family="table-column">
      <style:table-column-properties style:column-width="6.775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794cm"/>
    </style:style>
    <style:style style:name="Tabela2.B" style:family="table-column">
      <style:table-column-properties style:column-width="14.206cm"/>
    </style:style>
    <style:style style:name="Tabela2.A1" style:family="table-cell">
      <style:table-cell-properties style:vertical-align="middle" fo:padding="0.049cm" fo:border="0.0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944cm"/>
    </style:style>
    <style:style style:name="Tabela3.B" style:family="table-column">
      <style:table-column-properties style:column-width="7.763cm"/>
    </style:style>
    <style:style style:name="Tabela3.C" style:family="table-column">
      <style:table-column-properties style:column-width="6.294cm"/>
    </style:style>
    <style:style style:name="Tabela3.A1" style:family="table-cell">
      <style:table-cell-properties style:vertical-align="middle" fo:padding="0.049cm" fo:border="0.05pt solid #00000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2.958cm"/>
    </style:style>
    <style:style style:name="Tabela4.B" style:family="table-column">
      <style:table-column-properties style:column-width="8.528cm"/>
    </style:style>
    <style:style style:name="Tabela4.C" style:family="table-column">
      <style:table-column-properties style:column-width="5.514cm"/>
    </style:style>
    <style:style style:name="Tabela4.A1" style:family="table-cell">
      <style:table-cell-properties style:vertical-align="middle" fo:padding="0.049cm" fo:border="0.05pt solid #000000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318cm"/>
    </style:style>
    <style:style style:name="Tabela5.B" style:family="table-column">
      <style:table-column-properties style:column-width="8.221cm"/>
    </style:style>
    <style:style style:name="Tabela5.C" style:family="table-column">
      <style:table-column-properties style:column-width="5.461cm"/>
    </style:style>
    <style:style style:name="Tabela5.A1" style:family="table-cell">
      <style:table-cell-properties style:vertical-align="middle" fo:padding="0.049cm" fo:border="0.05pt solid #00000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2.782cm"/>
    </style:style>
    <style:style style:name="Tabela6.B" style:family="table-column">
      <style:table-column-properties style:column-width="4.145cm"/>
    </style:style>
    <style:style style:name="Tabela6.C" style:family="table-column">
      <style:table-column-properties style:column-width="10.074cm"/>
    </style:style>
    <style:style style:name="Tabela6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47cm" style:contextual-spacing="false" fo:line-height="114%"/>
      <style:text-properties style:font-name="Google Sans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Heading_20_3">
      <style:paragraph-properties fo:margin-top="0cm" fo:margin-bottom="0.212cm" style:contextual-spacing="false" fo:line-height="114%"/>
    </style:style>
    <style:style style:name="P4" style:family="paragraph" style:parent-style-name="Heading_20_4">
      <style:paragraph-properties fo:margin-top="0cm" fo:margin-bottom="0.247cm" style:contextual-spacing="false" fo:line-height="114%"/>
      <style:text-properties style:font-name="Google Sans"/>
    </style:style>
    <style:style style:name="P5" style:family="paragraph" style:parent-style-name="Preformatted_20_Text" style:list-style-name="L2">
      <style:paragraph-properties fo:margin-top="0cm" fo:margin-bottom="0cm" style:contextual-spacing="false" fo:line-height="114%" fo:padding="0cm" fo:border="none"/>
    </style:style>
    <style:style style:name="P6" style:family="paragraph" style:parent-style-name="Preformatted_20_Text">
      <style:paragraph-properties fo:margin-top="0cm" fo:margin-bottom="0cm" style:contextual-spacing="false" fo:line-height="114%"/>
    </style:style>
    <style:style style:name="P7" style:family="paragraph" style:parent-style-name="Table_20_Contents">
      <style:paragraph-properties fo:margin-top="0cm" fo:margin-bottom="0.247cm" style:contextual-spacing="false" fo:line-height="114%"/>
    </style:style>
    <style:style style:name="P8" style:family="paragraph" style:parent-style-name="Table_20_Contents">
      <style:paragraph-properties fo:margin-top="0cm" fo:margin-bottom="0cm" style:contextual-spacing="false" fo:line-height="114%"/>
    </style:style>
    <style:style style:name="P9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10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11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12" style:family="paragraph" style:parent-style-name="Text_20_body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3" style:family="paragraph" style:parent-style-name="Text_20_body" style:list-style-name="L2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4" style:family="paragraph" style:parent-style-name="Text_20_body" style:list-style-name="L5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5" style:family="paragraph" style:parent-style-name="Text_20_body">
      <style:paragraph-properties fo:margin-top="0cm" fo:margin-bottom="0.247cm" style:contextual-spacing="false" fo:line-height="114%"/>
    </style:style>
    <style:style style:name="P16" style:family="paragraph" style:parent-style-name="Text_20_body" style:list-style-name="L1">
      <style:paragraph-properties fo:margin-top="0cm" fo:margin-bottom="0.247cm" style:contextual-spacing="false" fo:line-height="114%" fo:padding="0cm" fo:border="none"/>
    </style:style>
    <style:style style:name="P17" style:family="paragraph" style:parent-style-name="Text_20_body" style:list-style-name="L2">
      <style:paragraph-properties fo:margin-top="0cm" fo:margin-bottom="0.247cm" style:contextual-spacing="false" fo:line-height="114%" fo:padding="0cm" fo:border="none"/>
    </style:style>
    <style:style style:name="P18" style:family="paragraph" style:parent-style-name="Text_20_body" style:list-style-name="L3">
      <style:paragraph-properties fo:margin-top="0cm" fo:margin-bottom="0.247cm" style:contextual-spacing="false" fo:line-height="114%" fo:padding="0cm" fo:border="none"/>
    </style:style>
    <style:style style:name="P19" style:family="paragraph" style:parent-style-name="Text_20_body" style:list-style-name="L4">
      <style:paragraph-properties fo:margin-top="0cm" fo:margin-bottom="0.247cm" style:contextual-spacing="false" fo:line-height="114%" fo:padding="0cm" fo:border="none"/>
    </style:style>
    <style:style style:name="P20" style:family="paragraph" style:parent-style-name="Text_20_body" style:list-style-name="L5">
      <style:paragraph-properties fo:margin-top="0cm" fo:margin-bottom="0.247cm" style:contextual-spacing="false" fo:line-height="114%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fo:font-style="italic"/>
    </style:style>
    <style:style style:name="T5" style:family="text">
      <style:text-properties fo:font-style="italic"/>
    </style:style>
    <style:style style:name="T6" style:family="text">
      <style:text-properties style:font-name="Google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 estrutura ideal para criar instruções e integrar um agente de Processamento Inteligente de Documentos (IDP) ou Visão Computacional (referido no documento como EIAH Agent) ao UiPath RPA é baseada na comunicação assíncrona via <text:span text:style-name="T1">HTTP Request</text:span>. Essa abordagem garante que o robô não fique parado esperando, o que é fundamental para a performance e estabilidade de automações que envolvem tarefas longas (como OCR ou análise de documentos grandes).</text:p>
      <text:h text:style-name="P1" text:outline-level="2">1. Estrutura de Comunicação UiPath 🤖↔️ Agente AI</text:h>
      <text:p text:style-name="P11">O fluxo de trabalho no UiPath deve ser dividido em três etapas principais, utilizando atividades de <text:span text:style-name="T1">HTTP Request</text:span> e <text:span text:style-name="T1">Deserialize JSON</text:span>:</text:p>
      <text:h text:style-name="P2" text:outline-level="3">Fluxo Mínimo UiPath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leLine2024498181584">
            <table:table-cell table:style-name="Tabela1.A1" office:value-type="string">
              <text:p text:style-name="P8"><text:span text:style-name="Strong_20_Emphasis"><text:span text:style-name="T2">Etapa UiPath</text:span></text:span></text:p>
            </table:table-cell>
            <table:table-cell table:style-name="Tabela1.A1" office:value-type="string">
              <text:p text:style-name="P8"><text:span text:style-name="Strong_20_Emphasis"><text:span text:style-name="T2">Atividade/Endpoint</text:span></text:span></text:p>
            </table:table-cell>
            <table:table-cell table:style-name="Tabela1.A1" office:value-type="string">
              <text:p text:style-name="P8"><text:span text:style-name="Strong_20_Emphasis"><text:span text:style-name="T2">Propósito</text:span></text:span></text:p>
            </table:table-cell>
            <table:table-cell table:style-name="Tabela1.A1" office:value-type="string">
              <text:p text:style-name="P8"><text:span text:style-name="Strong_20_Emphasis"><text:span text:style-name="T2">Boas Práticas e Melhorias</text:span></text:span></text:p>
            </table:table-cell>
          </table:table-row>
        </table:table-header-rows>
        <table:table-row table:style-name="TableLine2024498181584">
          <table:table-cell table:style-name="Tabela1.A1" office:value-type="string">
            <text:p text:style-name="P9">1. Criar o Run</text:p>
          </table:table-cell>
          <table:table-cell table:style-name="Tabela1.A1" office:value-type="string">
            <text:p text:style-name="P7"><text:span text:style-name="T3">HTTP Request (POST)</text:span><text:span text:style-name="T2"> para </text:span><text:span text:style-name="Source_20_Text"><text:span text:style-name="T2">https://&lt;HOST&gt;/api/runs</text:span></text:span></text:p>
          </table:table-cell>
          <table:table-cell table:style-name="Tabela1.A1" office:value-type="string">
            <text:p text:style-name="P10">Inicia o processamento no Agente AI. O corpo (Body) deve ser um JSON.</text:p>
          </table:table-cell>
          <table:table-cell table:style-name="Tabela1.A1" office:value-type="string">
            <text:p text:style-name="P7"><text:span text:style-name="T2">Use o </text:span><text:span text:style-name="Source_20_Text"><text:span text:style-name="T2">metadata.correlationId</text:span></text:span><text:span text:style-name="T2"> (ex: </text:span><text:span text:style-name="Source_20_Text"><text:span text:style-name="T2">RPA-{{QueueItemID}}</text:span></text:span><text:span text:style-name="T2">) para </text:span><text:span text:style-name="T3">idempotência</text:span><text:span text:style-name="T2"> e rastreamento. Use um Asset no Orchestrator para o </text:span><text:span text:style-name="Source_20_Text"><text:span text:style-name="T2">API_TOKEN</text:span></text:span><text:span text:style-name="T2">.</text:span></text:p>
          </table:table-cell>
        </table:table-row>
        <table:table-row table:style-name="TableLine2024498181584">
          <table:table-cell table:style-name="Tabela1.A1" office:value-type="string">
            <text:p text:style-name="P9">2. Acompanhar Execução</text:p>
          </table:table-cell>
          <table:table-cell table:style-name="Tabela1.A1" office:value-type="string">
            <text:p text:style-name="P7"><text:span text:style-name="T3">Do While Loop</text:span><text:span text:style-name="T2"> com </text:span><text:span text:style-name="T3">HTTP Request (GET)</text:span><text:span text:style-name="T2"> para </text:span><text:span text:style-name="Source_20_Text"><text:span text:style-name="T2">https://&lt;HOST&gt;/api/runs/&lt;runId&gt;/events</text:span></text:span></text:p>
          </table:table-cell>
          <table:table-cell table:style-name="Tabela1.A1" office:value-type="string">
            <text:p text:style-name="P10">Busca eventos de progresso (<text:span text:style-name="T5">polling</text:span>) até o fim da execução.</text:p>
          </table:table-cell>
          <table:table-cell table:style-name="Tabela1.A1" office:value-type="string">
            <text:p text:style-name="P10">Use a atividade <text:span text:style-name="T1">Do While</text:span>, pois ela garante que a verificação seja feita pelo menos uma vez. Inclua um <text:span text:style-name="T1">Delay</text:span> (ex: 2–5 segundos) para evitar sobrecarga no servidor (<text:span text:style-name="T5">backoff</text:span> simples).</text:p>
          </table:table-cell>
        </table:table-row>
        <table:table-row table:style-name="TableLine2024498181584">
          <table:table-cell table:style-name="Tabela1.A1" office:value-type="string">
            <text:p text:style-name="P9">3. Ler o Resultado Final</text:p>
          </table:table-cell>
          <table:table-cell table:style-name="Tabela1.A1" office:value-type="string">
            <text:p text:style-name="P7"><text:span text:style-name="T3">HTTP Request (GET)</text:span><text:span text:style-name="T2"> para </text:span><text:span text:style-name="Source_20_Text"><text:span text:style-name="T2">https://&lt;HOST&gt;/api/runs/&lt;runId&gt;</text:span></text:span></text:p>
          </table:table-cell>
          <table:table-cell table:style-name="Tabela1.A1" office:value-type="string">
            <text:p text:style-name="P10">Obtém a saída final (JSON) e os dados de custo.</text:p>
          </table:table-cell>
          <table:table-cell table:style-name="Tabela1.A1" office:value-type="string">
            <text:p text:style-name="P7"><text:span text:style-name="T2">Use </text:span><text:span text:style-name="T3">Deserialize JSON</text:span><text:span text:style-name="T2"> para obter um objeto estruturado (</text:span><text:span text:style-name="Source_20_Text"><text:span text:style-name="T2">JObject</text:span></text:span><text:span text:style-name="T2">) e consumir campos como </text:span><text:span text:style-name="Source_20_Text"><text:span text:style-name="T2">output</text:span></text:span><text:span text:style-name="T2"> e </text:span><text:span text:style-name="Source_20_Text"><text:span text:style-name="T2">billing</text:span></text:span><text:span text:style-name="T2">.</text:span></text:p>
          </table:table-cell>
        </table:table-row>
      </table:table>
      <text:p text:style-name="Horizontal_20_Line"/>
      <text:h text:style-name="P1" text:outline-level="2">2. Melhoria na Estrutura de Instruções (Prompt Otimizado)</text:h>
      <text:p text:style-name="P11">A melhoria mais crítica é criar um <text:span text:style-name="T1">contrato de comunicação (Schema)</text:span> fixo e determinístico entre o UiPath e o Agente AI. O agente deve ser instruído a obedecer a um formato rigoroso.</text:p>
      <text:h text:style-name="P2" text:outline-level="3">Instrução Otimizada para o Agente AI</text:h>
      <text:p text:style-name="P15"><text:span text:style-name="T2">A instrução (</text:span><text:span text:style-name="Source_20_Text"><text:span text:style-name="T2">prompt_otimizado</text:span></text:span><text:span text:style-name="T2">) deve focar em </text:span><text:span text:style-name="T3">robustez</text:span><text:span text:style-name="T2"> e </text:span><text:span text:style-name="T3">saída estável</text:span><text:span text:style-name="T2">:</text:span></text:p>
      <text:h text:style-name="P4" text:outline-level="4"><text:soft-page-break/>1. Regras de Entrada para o POST</text:h>
      <text:list xml:id="list2188054580" text:style-name="L1">
        <text:list-item>
          <text:p text:style-name="P16"><text:span text:style-name="T3">Campos de Entrada Obrigatórios:</text:span><text:span text:style-name="T2"> Defina explicitamente os campos que o robô UiPath enviará no JSON, como </text:span><text:span text:style-name="Source_20_Text"><text:span text:style-name="T2">input.text</text:span></text:span><text:span text:style-name="T2"> (instruções curtas) e </text:span><text:span text:style-name="Source_20_Text"><text:span text:style-name="T2">input.files</text:span></text:span><text:span text:style-name="T2"> (lista de objetos que contêm o arquivo em </text:span><text:span text:style-name="Source_20_Text"><text:span text:style-name="T2">bytes_base64</text:span></text:span><text:span text:style-name="T2"> ou </text:span><text:span text:style-name="Source_20_Text"><text:span text:style-name="T2">url</text:span></text:span><text:span text:style-name="T2">).</text:span></text:p>
        </text:list-item>
        <text:list-item>
          <text:p text:style-name="P16"><text:span text:style-name="T3">Idempotência:</text:span><text:span text:style-name="T2"> Exija que o </text:span><text:span text:style-name="Source_20_Text"><text:span text:style-name="T2">metadata.correlationId</text:span></text:span><text:span text:style-name="T2"> seja usado sempre para rastreamento ponta a ponta.</text:span></text:p>
        </text:list-item>
      </text:list>
      <text:h text:style-name="P4" text:outline-level="4">2. Regras de Saída para o GET Final</text:h>
      <text:list xml:id="list3066152580" text:style-name="L2">
        <text:list-item>
          <text:p text:style-name="P13"><text:span text:style-name="T1">JSON Determinístico:</text:span> Obrigue o agente a retornar <text:span text:style-name="T1">apenas JSON</text:span> em um esquema fixo. Isso impede que o modelo "alucine" texto livre, o que quebraria a desserialização no UiPath.</text:p>
          <text:p text:style-name="P13">JSON</text:p>
          <text:p text:style-name="P5"><text:span text:style-name="Source_20_Text"><text:span text:style-name="T2">{</text:span></text:span></text:p>
          <text:p text:style-name="P5"><text:span text:style-name="Source_20_Text"><text:s text:c="2"/></text:span><text:span text:style-name="Source_20_Text"><text:span text:style-name="T2">"status": "succeeded" | "failed",</text:span></text:span></text:p>
          <text:p text:style-name="P5"><text:span text:style-name="Source_20_Text"><text:s text:c="2"/></text:span><text:span text:style-name="Source_20_Text"><text:span text:style-name="T2">"summary": "resumo curto (&lt;= 280 chars)",</text:span></text:span></text:p>
          <text:p text:style-name="P5"><text:span text:style-name="Source_20_Text"><text:s text:c="2"/></text:span><text:span text:style-name="Source_20_Text"><text:span text:style-name="T2">"extractions": [</text:span></text:span></text:p>
          <text:p text:style-name="P5"><text:span text:style-name="Source_20_Text"><text:s text:c="4"/></text:span><text:span text:style-name="Source_20_Text"><text:span text:style-name="T2">{"field": "nome_campo_snake_case", "value": "...", "confidence": 0.0}</text:span></text:span></text:p>
          <text:p text:style-name="P5"><text:span text:style-name="Source_20_Text"><text:s text:c="2"/></text:span><text:span text:style-name="Source_20_Text"><text:span text:style-name="T2">],</text:span></text:span></text:p>
          <text:p text:style-name="P5"><text:span text:style-name="Source_20_Text"><text:s text:c="2"/></text:span><text:span text:style-name="Source_20_Text"><text:span text:style-name="T2">"billing": {"tokens_in": n, "tokens_out": n, "estimated_cost_usd": n},</text:span></text:span></text:p>
          <text:p text:style-name="P5"><text:span text:style-name="Source_20_Text"><text:s text:c="2"/></text:span><text:span text:style-name="Source_20_Text"><text:span text:style-name="T2">"audit": {"correlationId": "...", "traceId": "..."}</text:span></text:span></text:p>
          <text:p text:style-name="P5"><text:span text:style-name="Source_20_Text"><text:span text:style-name="T2">}</text:span></text:span></text:p>
        </text:list-item>
        <text:list-item>
          <text:p text:style-name="P17"><text:span text:style-name="T3">Tratamento de Erros:</text:span><text:span text:style-name="T2"> Defina um esquema claro para falhas (ex: </text:span><text:span text:style-name="Source_20_Text"><text:span text:style-name="T2">status: failed</text:span></text:span><text:span text:style-name="T2"> e um objeto </text:span><text:span text:style-name="Source_20_Text"><text:span text:style-name="T2">error</text:span></text:span><text:span text:style-name="T2"> com </text:span><text:span text:style-name="Source_20_Text"><text:span text:style-name="T2">code</text:span></text:span><text:span text:style-name="T2"> e </text:span><text:span text:style-name="Source_20_Text"><text:span text:style-name="T2">message</text:span></text:span><text:span text:style-name="T2">).</text:span></text:p>
        </text:list-item>
      </text:list>
      <text:h text:style-name="P4" text:outline-level="4">3. Eventos para Polling (Rastreabilidade)</text:h>
      <text:list xml:id="list1386079530" text:style-name="L3">
        <text:list-item>
          <text:p text:style-name="P18"><text:span text:style-name="T3">Eventos Ordenados:</text:span><text:span text:style-name="T2"> O agente deve emitir eventos claros para que o UiPath possa entender o progresso, como </text:span><text:span text:style-name="Source_20_Text"><text:span text:style-name="T2">plan.created</text:span></text:span><text:span text:style-name="T2">, </text:span><text:span text:style-name="Source_20_Text"><text:span text:style-name="T2">file.received</text:span></text:span><text:span text:style-name="T2">, </text:span><text:span text:style-name="Source_20_Text"><text:span text:style-name="T2">ocr.done</text:span></text:span><text:span text:style-name="T2">, </text:span><text:span text:style-name="Source_20_Text"><text:span text:style-name="T2">extract.done</text:span></text:span><text:span text:style-name="T2"> e </text:span><text:span text:style-name="Source_20_Text"><text:span text:style-name="T2">run.completed</text:span></text:span><text:span text:style-name="T2">.</text:span></text:p>
        </text:list-item>
      </text:list>
      <text:p text:style-name="Horizontal_20_Line"/>
      <text:h text:style-name="P1" text:outline-level="2">3. Resumo do Prompt Otimizado para um Agente de Documentos</text:h>
      <text:p text:style-name="P11">Este é o <text:span text:style-name="T1">prompt otimizado</text:span> sugerido para ser o <text:span text:style-name="T5">system prompt</text:span> do seu Agente AI, garantindo a estabilidade da integração com o UiPath:</text:p>
      <table:table table:name="Tabela2" table:style-name="Tabela2">
        <table:table-column table:style-name="Tabela2.A"/>
        <table:table-column table:style-name="Tabela2.B"/>
        <table:table-header-rows>
          <table:table-row table:style-name="TableLine2024498695936">
            <table:table-cell table:style-name="Tabela2.A1" office:value-type="string">
              <text:p text:style-name="P8"><text:span text:style-name="Strong_20_Emphasis"><text:span text:style-name="T2">Categoria</text:span></text:span></text:p>
            </table:table-cell>
            <table:table-cell table:style-name="Tabela2.A1" office:value-type="string">
              <text:p text:style-name="P8"><text:span text:style-name="Strong_20_Emphasis"><text:span text:style-name="T2">Regra Essencial</text:span></text:span></text:p>
            </table:table-cell>
          </table:table-row>
        </table:table-header-rows>
        <table:table-row table:style-name="TableLine2024498695936">
          <table:table-cell table:style-name="Tabela2.A1" office:value-type="string">
            <text:p text:style-name="P9">Sistema</text:p>
          </table:table-cell>
          <table:table-cell table:style-name="Tabela2.A1" office:value-type="string">
            <text:p text:style-name="P10">Você é um Agente EIAH para processamento de documentos e imagens, integrado ao UiPath via HTTP. Objetivo: produzir <text:span text:style-name="T1">saída determinística em JSON</text:span> e registrar eventos de progresso para <text:span text:style-name="T5">polling</text:span> assíncrono.</text:p>
          </table:table-cell>
        </table:table-row>
        <table:table-row table:style-name="TableLine2024498695936">
          <table:table-cell table:style-name="Tabela2.A1" office:value-type="string">
            <text:p text:style-name="P9">Entrada</text:p>
          </table:table-cell>
          <table:table-cell table:style-name="Tabela2.A1" office:value-type="string">
            <text:p text:style-name="P7"><text:span text:style-name="T2">Obrigatória: </text:span><text:span text:style-name="Source_20_Text"><text:span text:style-name="T2">input.text</text:span></text:span><text:span text:style-name="T2">, </text:span><text:span text:style-name="Source_20_Text"><text:span text:style-name="T2">input.files[]</text:span></text:span><text:span text:style-name="T2">, </text:span><text:span text:style-name="Source_20_Text"><text:span text:style-name="T2">metadata{correlationId, source}</text:span></text:span><text:span text:style-name="T2">. Máximo de 25MB por arquivo.</text:span></text:p>
          </table:table-cell>
        </table:table-row>
        <table:table-row table:style-name="TableLine2024498695936">
          <table:table-cell table:style-name="Tabela2.A1" office:value-type="string">
            <text:p text:style-name="P9">Saída</text:p>
          </table:table-cell>
          <table:table-cell table:style-name="Tabela2.A1" office:value-type="string">
            <text:p text:style-name="P7"><text:span text:style-name="T3">JSON único</text:span><text:span text:style-name="T2">, esquema fixo, </text:span><text:span text:style-name="Source_20_Text"><text:span text:style-name="T2">status</text:span></text:span><text:span text:style-name="T2"> obrigatório, </text:span><text:span text:style-name="Source_20_Text"><text:span text:style-name="T2">summary</text:span></text:span><text:span text:style-name="T2"> (máx. 280 caracteres), </text:span><text:span text:style-name="Source_20_Text"><text:span text:style-name="T2">extractions[]</text:span></text:span><text:span text:style-name="T2"> com </text:span><text:span text:style-name="Source_20_Text"><text:span text:style-name="T2">confidence</text:span></text:span><text:span text:style-name="T2"> (use </text:span><text:span text:style-name="Source_20_Text"><text:span text:style-name="T2">null</text:span></text:span><text:span text:style-name="T2"> e </text:span><text:span text:style-name="Source_20_Text"><text:span text:style-name="T2">confidence=0.0</text:span></text:span><text:span text:style-name="T2"> se </text:span><text:soft-page-break/><text:span text:style-name="T2">campo não for encontrado). Datas em </text:span><text:span text:style-name="T3">YYYY-MM-DD</text:span><text:span text:style-name="T2">.</text:span></text:p>
          </table:table-cell>
        </table:table-row>
        <table:table-row table:style-name="TableLine2024498695936">
          <table:table-cell table:style-name="Tabela2.A1" office:value-type="string">
            <text:p text:style-name="P9">Eventos</text:p>
          </table:table-cell>
          <table:table-cell table:style-name="Tabela2.A1" office:value-type="string">
            <text:p text:style-name="P7"><text:span text:style-name="T2">Emita </text:span><text:span text:style-name="Source_20_Text"><text:span text:style-name="T2">plan.created</text:span></text:span><text:span text:style-name="T2">, </text:span><text:span text:style-name="Source_20_Text"><text:span text:style-name="T2">file.received</text:span></text:span><text:span text:style-name="T2">, </text:span><text:span text:style-name="Source_20_Text"><text:span text:style-name="T2">ocr.done</text:span></text:span><text:span text:style-name="T2">, </text:span><text:span text:style-name="Source_20_Text"><text:span text:style-name="T2">extract.done</text:span></text:span><text:span text:style-name="T2">, </text:span><text:span text:style-name="Source_20_Text"><text:span text:style-name="T2">validate.done</text:span></text:span><text:span text:style-name="T2"> e </text:span><text:span text:style-name="Source_20_Text"><text:span text:style-name="T2">run.completed</text:span></text:span><text:span text:style-name="T2"> em ordem.</text:span></text:p>
          </table:table-cell>
        </table:table-row>
        <table:table-row table:style-name="TableLine2024498695936">
          <table:table-cell table:style-name="Tabela2.A1" office:value-type="string">
            <text:p text:style-name="P9">Capacidades</text:p>
          </table:table-cell>
          <table:table-cell table:style-name="Tabela2.A1" office:value-type="string">
            <text:p text:style-name="P7"><text:span text:style-name="T2">Classificar documento, OCR, extração de campos comuns (NF, boleto, identidade) ou extração orientada por </text:span><text:span text:style-name="Source_20_Text"><text:span text:style-name="T2">input.text</text:span></text:span><text:span text:style-name="T2">.</text:span></text:p>
          </table:table-cell>
        </table:table-row>
      </table:table>
      <text:p text:style-name="P12">Este vídeo da UiPath explica o uso correto de loops, o que é essencial para o passo de polling do robô: UiPath Tutorial | Uipath Do While Loop(2020). &gt;<text:a xlink:type="simple" xlink:href="https://www.youtube.com/watch?v=GmOcsB7_STw" text:style-name="Internet_20_link" text:visited-style-name="Visited_20_Internet_20_Link">https://www.youtube.com/watch?v=GmOcsB7_STw</text:a></text:p>
      <text:p text:style-name="P12"/>
      <text:p text:style-name="P12"/>
      <text:p text:style-name="P11">A otimização das <text:span text:style-name="T1">"Capacidades"</text:span> do seu Agente EIAH (IDP/Visão Computacional) foca em torná-lo mais modular, robusto e eficiente em termos de custo, aproveitando o poder da <text:span text:style-name="T1">Orquestração de Agentes</text:span> em vez de um único prompt monolítico.</text:p>
      <text:p text:style-name="P15"><text:span text:style-name="T2">O objetivo é trocar a lista simples de capacidades por um </text:span><text:span text:style-name="T3">Plano de Execução (Plan of Action)</text:span><text:span text:style-name="T2"> dinâmico, guiado pelo </text:span><text:span text:style-name="Source_20_Text"><text:span text:style-name="T2">input.text</text:span></text:span><text:span text:style-name="T2"> do UiPath.</text:span></text:p>
      <text:h text:style-name="P1" text:outline-level="2">Otimização das Capacidades do Agente EIAH</text:h>
      <text:p text:style-name="P12">Aprimore o trecho do prompt de:</text:p>
      <text:p text:style-name="P12">Classificar documento, OCR, extração de campos comuns (NF, boleto, identidade) ou extração orientada por input.text.</text:p>
      <text:p text:style-name="P11">Para uma abordagem mais modular:</text:p>
      <text:p text:style-name="Horizontal_20_Line"/>
      <text:h text:style-name="P2" text:outline-level="3">1. Reforçar o Fluxo de Orquestração (Melhoria de Robustez)</text:h>
      <text:p text:style-name="P11">Em vez de listar as capacidades, instrua o Agente a sempre seguir um pipeline, permitindo que ele decida quais módulos usar: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leLine2023943578080">
            <table:table-cell table:style-name="Tabela3.A1" office:value-type="string">
              <text:p text:style-name="P8"><text:span text:style-name="Strong_20_Emphasis"><text:span text:style-name="T2">Passo Otimizado</text:span></text:span></text:p>
            </table:table-cell>
            <table:table-cell table:style-name="Tabela3.A1" office:value-type="string">
              <text:p text:style-name="P8"><text:span text:style-name="Strong_20_Emphasis"><text:span text:style-name="T2">Descrição</text:span></text:span></text:p>
            </table:table-cell>
            <table:table-cell table:style-name="Tabela3.A1" office:value-type="string">
              <text:p text:style-name="P8"><text:span text:style-name="Strong_20_Emphasis"><text:span text:style-name="T2">Motivo da Melhoria</text:span></text:span></text:p>
            </table:table-cell>
          </table:table-row>
        </table:table-header-rows>
        <table:table-row table:style-name="TableLine2023943578080">
          <table:table-cell table:style-name="Tabela3.A1" office:value-type="string">
            <text:p text:style-name="P9">Passo 1: OCR</text:p>
          </table:table-cell>
          <table:table-cell table:style-name="Tabela3.A1" office:value-type="string">
            <text:p text:style-name="P10"><text:span text:style-name="T1">Obrigatório e Otimizado:</text:span> Use o OCR de mais alta qualidade disponível (ex: Tesseract 5, Google Vision, Azure Cognitive Services) <text:span text:style-name="T1">apenas se a entrada não for texto puro/JSON</text:span>.</text:p>
          </table:table-cell>
          <table:table-cell table:style-name="Tabela3.A1" office:value-type="string">
            <text:p text:style-name="P10">Evita a cobrança de OCR desnecessário e garante a precisão.</text:p>
          </table:table-cell>
        </table:table-row>
        <text:soft-page-break/>
        <table:table-row table:style-name="TableLine2023943578080">
          <table:table-cell table:style-name="Tabela3.A1" office:value-type="string">
            <text:p text:style-name="P9">Passo 2: Classificação e Decisão</text:p>
          </table:table-cell>
          <table:table-cell table:style-name="Tabela3.A1" office:value-type="string">
            <text:p text:style-name="P7"><text:span text:style-name="T3">Decisão Rápida:</text:span><text:span text:style-name="T2"> Baseado no texto completo (OCRed ou original) e no </text:span><text:span text:style-name="Source_20_Text"><text:span text:style-name="T2">input.text</text:span></text:span><text:span text:style-name="T2"> do UiPath, decida qual </text:span><text:span text:style-name="T3">Módulo de Extração</text:span><text:span text:style-name="T2"> ou </text:span><text:span text:style-name="T3">Modelo Especializado</text:span><text:span text:style-name="T2"> aplicar.</text:span></text:p>
          </table:table-cell>
          <table:table-cell table:style-name="Tabela3.A1" office:value-type="string">
            <text:p text:style-name="P10">Reduz a latência. Um modelo rápido de classificação (ex: DistilBERT) é mais eficiente do que um LLM completo para esta tarefa.</text:p>
          </table:table-cell>
        </table:table-row>
        <table:table-row table:style-name="TableLine2023943578080">
          <table:table-cell table:style-name="Tabela3.A1" office:value-type="string">
            <text:p text:style-name="P9">Passo 3: Geração do Plano</text:p>
          </table:table-cell>
          <table:table-cell table:style-name="Tabela3.A1" office:value-type="string">
            <text:p text:style-name="P7"><text:span text:style-name="T3">Plano de Ação:</text:span><text:span text:style-name="T2"> O agente deve gerar internamente um </text:span><text:span text:style-name="Source_20_Text"><text:span text:style-name="T2">plan</text:span></text:span><text:span text:style-name="T2"> (ex: </text:span><text:span text:style-name="Source_20_Text"><text:span text:style-name="T2">[ocr, classify, extract_nf, validate_cnpj]</text:span></text:span><text:span text:style-name="T2">) e emitir o evento </text:span><text:span text:style-name="Source_20_Text"><text:span text:style-name="T2">plan.created</text:span></text:span><text:span text:style-name="T2">.</text:span></text:p>
          </table:table-cell>
          <table:table-cell table:style-name="Tabela3.A1" office:value-type="string">
            <text:p text:style-name="P10">Essencial para o <text:span text:style-name="T5">polling</text:span> do UiPath; adiciona transparência e rastreabilidade ao processo.</text:p>
          </table:table-cell>
        </table:table-row>
      </table:table>
      <text:p text:style-name="Horizontal_20_Line"/>
      <text:h text:style-name="P2" text:outline-level="3">2. Modularização e Especialização (Melhoria de Eficiência e Custo)</text:h>
      <text:p text:style-name="P11">Troque a lista de documentos genéricos por modelos especializados e uma "Saída de Último Recurso" (Fallback).</text:p>
      <text:h text:style-name="P4" text:outline-level="4">A. Modelos Especializados (Baixo Custo, Alta Precisão)</text:h>
      <text:p text:style-name="P11">Priorize o uso de <text:span text:style-name="T1">Modelos de Visão e Linguagem Especializados</text:span> (ex: LayoutLM, DocAI) para documentos comuns. Eles são mais rápidos, mais precisos e, geralmente, mais baratos do que um LLM genérico.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leLine2023943565984">
            <table:table-cell table:style-name="Tabela4.A1" office:value-type="string">
              <text:p text:style-name="P8"><text:span text:style-name="Strong_20_Emphasis"><text:span text:style-name="T2">Capacidade</text:span></text:span></text:p>
            </table:table-cell>
            <table:table-cell table:style-name="Tabela4.A1" office:value-type="string">
              <text:p text:style-name="P8"><text:span text:style-name="Strong_20_Emphasis"><text:span text:style-name="T2">Implementação (Interna do Agente)</text:span></text:span></text:p>
            </table:table-cell>
            <table:table-cell table:style-name="Tabela4.A1" office:value-type="string">
              <text:p text:style-name="P8"><text:span text:style-name="Strong_20_Emphasis"><text:span text:style-name="T2">Vantagem</text:span></text:span></text:p>
            </table:table-cell>
          </table:table-row>
        </table:table-header-rows>
        <table:table-row table:style-name="TableLine2023943565984">
          <table:table-cell table:style-name="Tabela4.A1" office:value-type="string">
            <text:p text:style-name="P9">Notas Fiscais (NF)</text:p>
          </table:table-cell>
          <table:table-cell table:style-name="Tabela4.A1" office:value-type="string">
            <text:p text:style-name="P10"><text:span text:style-name="T1">Modelo de Visão/Layout:</text:span> Extrair chaves como CNPJ, emitente, destinatário, valor total.</text:p>
          </table:table-cell>
          <table:table-cell table:style-name="Tabela4.A1" office:value-type="string">
            <text:p text:style-name="P10">Alta precisão para documentos estruturados; custo por extração fixo.</text:p>
          </table:table-cell>
        </table:table-row>
        <table:table-row table:style-name="TableLine2023943565984">
          <table:table-cell table:style-name="Tabela4.A1" office:value-type="string">
            <text:p text:style-name="P9">Boletos</text:p>
          </table:table-cell>
          <table:table-cell table:style-name="Tabela4.A1" office:value-type="string">
            <text:p text:style-name="P10"><text:span text:style-name="T1">Função de Regex/CV:</text:span> Usar Visão Computacional para identificar o código de barras/linha digitável e aplicar expressões regulares de validação.</text:p>
          </table:table-cell>
          <table:table-cell table:style-name="Tabela4.A1" office:value-type="string">
            <text:p text:style-name="P10"><text:span text:style-name="T1">Regras de Negócio Inegociáveis</text:span> integradas (validação de linha digitável).</text:p>
          </table:table-cell>
        </table:table-row>
        <table:table-row table:style-name="TableLine2023943565984">
          <table:table-cell table:style-name="Tabela4.A1" office:value-type="string">
            <text:p text:style-name="P9">Identidade (RG/CNH)</text:p>
          </table:table-cell>
          <table:table-cell table:style-name="Tabela4.A1" office:value-type="string">
            <text:p text:style-name="P10"><text:span text:style-name="T1">Modelo NER/Visão:</text:span> Extrair dados pessoais, datas, fotos.</text:p>
          </table:table-cell>
          <table:table-cell table:style-name="Tabela4.A1" office:value-type="string">
            <text:p text:style-name="P10">Foco na conformidade e mascaramento de PII.</text:p>
          </table:table-cell>
        </table:table-row>
      </table:table>
      <text:h text:style-name="P4" text:outline-level="4">B. Extração Orientada por Prompt (Alto Custo, Alta Flexibilidade)</text:h>
      <text:p text:style-name="P15"><text:span text:style-name="T2">Este é o </text:span><text:span text:style-name="T3">módulo de LLM de uso geral (o "cérebro" do Agente)</text:span><text:span text:style-name="T2">. Ele só deve ser ativado se o </text:span><text:span text:style-name="Source_20_Text"><text:span text:style-name="T2">input.text</text:span></text:span><text:span text:style-name="T2"> for uma instrução complexa para a qual não existe um modelo especializado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 table:style-name="TableLine2023943568864">
            <table:table-cell table:style-name="Tabela5.A1" office:value-type="string">
              <text:p text:style-name="P8"><text:span text:style-name="Strong_20_Emphasis"><text:span text:style-name="T2">Capacidade</text:span></text:span></text:p>
            </table:table-cell>
            <table:table-cell table:style-name="Tabela5.A1" office:value-type="string">
              <text:p text:style-name="P8"><text:span text:style-name="Strong_20_Emphasis"><text:span text:style-name="T2">Implementação (Interna do Agente)</text:span></text:span></text:p>
            </table:table-cell>
            <table:table-cell table:style-name="Tabela5.A1" office:value-type="string">
              <text:p text:style-name="P8"><text:span text:style-name="Strong_20_Emphasis"><text:span text:style-name="T2">Vantagem</text:span></text:span></text:p>
            </table:table-cell>
          </table:table-row>
        </table:table-header-rows>
        <table:table-row table:style-name="TableLine2023943568864">
          <table:table-cell table:style-name="Tabela5.A1" office:value-type="string">
            <text:p text:style-name="P9">Extração Customizada</text:p>
          </table:table-cell>
          <table:table-cell table:style-name="Tabela5.A1" office:value-type="string">
            <text:p text:style-name="P7"><text:span text:style-name="T3">LLM Multimodal:</text:span><text:span text:style-name="T2"> Extrair campos que o UiPath especificou no </text:span><text:span text:style-name="Source_20_Text"><text:span text:style-name="T2">input.text</text:span></text:span><text:span text:style-name="T2"> (ex: "Qual o número do contrato e a data de vencimento da apólice").</text:span></text:p>
          </table:table-cell>
          <table:table-cell table:style-name="Tabela5.A1" office:value-type="string">
            <text:p text:style-name="P10">Flexibilidade máxima; cobre 100% dos documentos não padronizados.</text:p>
          </table:table-cell>
        </table:table-row>
        <text:soft-page-break/>
        <table:table-row table:style-name="TableLine2023943568864">
          <table:table-cell table:style-name="Tabela5.A1" office:value-type="string">
            <text:p text:style-name="P9">Saída de Último Recurso</text:p>
          </table:table-cell>
          <table:table-cell table:style-name="Tabela5.A1" office:value-type="string">
            <text:p text:style-name="P7"><text:span text:style-name="T2">Usar o LLM para responder com um resumo (</text:span><text:span text:style-name="T4">summary</text:span><text:span text:style-name="T2">) e um </text:span><text:span text:style-name="Source_20_Text"><text:span text:style-name="T2">status: failed</text:span></text:span><text:span text:style-name="T2"> caso a classificação ou a extração falhe.</text:span></text:p>
          </table:table-cell>
          <table:table-cell table:style-name="Tabela5.A1" office:value-type="string">
            <text:p text:style-name="P10">Garante que o UiPath receba sempre um JSON válido e nunca fique pendente.</text:p>
          </table:table-cell>
        </table:table-row>
      </table:table>
      <text:p text:style-name="Horizontal_20_Line"/>
      <text:h text:style-name="P3" text:outline-level="3"><text:span text:style-name="T6">3. Ajuste do </text:span><text:span text:style-name="Source_20_Text"><text:span text:style-name="T2">prompt_otimizado</text:span></text:span><text:span text:style-name="T6"> no UiPath</text:span></text:h>
      <text:p text:style-name="P15"><text:span text:style-name="T2">O trecho </text:span><text:span text:style-name="Source_20_Text"><text:span text:style-name="T2">Capacidades</text:span></text:span><text:span text:style-name="T2"> no prompt agora deve focar em </text:span><text:span text:style-name="T3">instruir o agente sobre o processo</text:span><text:span text:style-name="T2">, e não apenas listar as funcionalidades:</text:span></text:p>
      <text:p text:style-name="P11">JSON</text:p>
      <text:p text:style-name="P6"><text:span text:style-name="Source_20_Text"><text:span text:style-name="T2">{</text:span></text:span></text:p>
      <text:p text:style-name="P6"><text:span text:style-name="Source_20_Text"><text:s text:c="2"/></text:span><text:span text:style-name="Source_20_Text"><text:span text:style-name="T2">"prompt_otimizado": "..."</text:span></text:span></text:p>
      <text:p text:style-name="P6"><text:span text:style-name="Source_20_Text"><text:s text:c="2"/></text:span><text:span text:style-name="Source_20_Text"><text:span text:style-name="T2">// ... outras regras</text:span></text:span></text:p>
      <text:p text:style-name="P6"><text:span text:style-name="Source_20_Text"><text:s text:c="2"/></text:span></text:p>
      <text:p text:style-name="P6"><text:span text:style-name="Source_20_Text"><text:s text:c="2"/></text:span><text:span text:style-name="Source_20_Text"><text:span text:style-name="T2">"# Capacidades e Orquestração (Pipeline)\\n" +</text:span></text:span></text:p>
      <text:p text:style-name="P6"><text:span text:style-name="Source_20_Text"><text:s text:c="2"/></text:span><text:span text:style-name="Source_20_Text"><text:span text:style-name="T2">"Seu processo sempre segue: 1. OCR (se necessário). 2. CLASSIFICAÇÃO do tipo de documento. 3. Geração de um PLANO DE AÇÃO (Plan of Action). 4. Execução do plano e emissão de EVENTOS.\\n" +</text:span></text:span></text:p>
      <text:p text:style-name="P6"><text:span text:style-name="Source_20_Text"><text:s text:c="2"/></text:span><text:span text:style-name="Source_20_Text"><text:span text:style-name="T2">"Priorize o uso de modelos especializados (NF, Boleto, Identidade) se o documento for classificado como tal. Use a Extração Customizada (LLM) SOMENTE se o 'input.text' do UiPath for uma instrução específica (ex: 'Extrair o número da apólice') ou se o tipo de documento for desconhecido."</text:span></text:span></text:p>
      <text:p text:style-name="P6"><text:span text:style-name="Source_20_Text"><text:span text:style-name="T2">}</text:span></text:span></text:p>
      <text:p text:style-name="Standard"/>
      <text:p text:style-name="Standard"/>
      <text:p text:style-name="P11">Para integrar saídas em múltiplos formatos (PDF, TXT, HTML, JSON) ao Agente EIAH/IDP e garantir que o UiPath possa consumi-los, você deve aprimorar o <text:span text:style-name="T1">esquema de saída JSON</text:span> do Agente e o <text:span text:style-name="T1">fluxo de trabalho do UiPath</text:span> para lidar com artefatos binários.</text:p>
      <text:p text:style-name="P11">A melhor prática é que o Agente não envie o arquivo em si na resposta JSON (o que a tornaria gigante), mas sim uma <text:span text:style-name="T1">URL pré-assinada (pre-signed URL)</text:span> para que o UiPath baixe o arquivo de um armazenamento na nuvem (Amazon S3, Azure Blob Storage, Google Cloud Storage, etc.).</text:p>
      <text:p text:style-name="Horizontal_20_Line"/>
      <text:h text:style-name="P1" text:outline-level="2">1. Melhoria no Esquema de Saída (Run Result)</text:h>
      <text:p text:style-name="P15"><text:span text:style-name="T2">O Agente EIAH deve incluir uma nova seção chamada </text:span><text:span text:style-name="Source_20_Text"><text:span text:style-name="T2">artifacts</text:span></text:span><text:span text:style-name="T2"> no JSON final do </text:span><text:span text:style-name="Source_20_Text"><text:span text:style-name="T2">/api/runs/&lt;runId&gt;</text:span></text:span><text:span text:style-name="T2">, que lista todos os arquivos gerados e suas URLs de acesso.</text:span></text:p>
      <text:h text:style-name="P2" text:outline-level="3">Esquema JSON Otimizado do Agente</text:h>
      <text:p text:style-name="P11">O Agente deve retornar a seguinte estrutura na chamada final:</text:p>
      <text:p text:style-name="P11">JSON</text:p>
      <text:p text:style-name="P6"><text:span text:style-name="Source_20_Text"><text:span text:style-name="T2">{</text:span></text:span></text:p>
      <text:p text:style-name="P6"><text:span text:style-name="Source_20_Text"><text:s text:c="2"/></text:span><text:span text:style-name="Source_20_Text"><text:span text:style-name="T2">"status": "succeeded",</text:span></text:span></text:p>
      <text:p text:style-name="P6"><text:span text:style-name="Source_20_Text"><text:s text:c="2"/></text:span><text:span text:style-name="Source_20_Text"><text:span text:style-name="T2">"summary": "Processamento concluído. Relatório e JSON extraído disponíveis.",</text:span></text:span></text:p>
      <text:p text:style-name="P6"><text:span text:style-name="Source_20_Text"><text:s text:c="2"/></text:span><text:span text:style-name="Source_20_Text"><text:span text:style-name="T2">"extractions": [</text:span></text:span></text:p>
      <text:p text:style-name="P6"><text:span text:style-name="Source_20_Text"><text:s text:c="4"/></text:span><text:span text:style-name="Source_20_Text"><text:span text:style-name="T2">// ... campos extraídos</text:span></text:span></text:p>
      <text:p text:style-name="P6"><text:soft-page-break/><text:span text:style-name="Source_20_Text"><text:s text:c="2"/></text:span><text:span text:style-name="Source_20_Text"><text:span text:style-name="T2">],</text:span></text:span></text:p>
      <text:p text:style-name="P6"><text:span text:style-name="Source_20_Text"><text:s text:c="2"/></text:span><text:span text:style-name="Source_20_Text"><text:span text:style-name="T2">"artifacts": [</text:span></text:span></text:p>
      <text:p text:style-name="P6"><text:span text:style-name="Source_20_Text"><text:s text:c="4"/></text:span><text:span text:style-name="Source_20_Text"><text:span text:style-name="T2">{</text:span></text:span></text:p>
      <text:p text:style-name="P6"><text:span text:style-name="Source_20_Text"><text:s text:c="6"/></text:span><text:span text:style-name="Source_20_Text"><text:span text:style-name="T2">"name": "relatorio_final_01.pdf",</text:span></text:span></text:p>
      <text:p text:style-name="P6"><text:span text:style-name="Source_20_Text"><text:s text:c="6"/></text:span><text:span text:style-name="Source_20_Text"><text:span text:style-name="T2">"type": "report",</text:span></text:span></text:p>
      <text:p text:style-name="P6"><text:span text:style-name="Source_20_Text"><text:s text:c="6"/></text:span><text:span text:style-name="Source_20_Text"><text:span text:style-name="T2">"mime_type": "application/pdf",</text:span></text:span></text:p>
      <text:p text:style-name="P6"><text:span text:style-name="Source_20_Text"><text:s text:c="6"/></text:span><text:span text:style-name="Source_20_Text"><text:span text:style-name="T2">"url": "https://&lt;cloud-storage&gt;/relatorio_final_01.pdf?signature=..." // URL pré-assinada para download</text:span></text:span></text:p>
      <text:p text:style-name="P6"><text:span text:style-name="Source_20_Text"><text:s text:c="4"/></text:span><text:span text:style-name="Source_20_Text"><text:span text:style-name="T2">},</text:span></text:span></text:p>
      <text:p text:style-name="P6"><text:span text:style-name="Source_20_Text"><text:s text:c="4"/></text:span><text:span text:style-name="Source_20_Text"><text:span text:style-name="T2">{</text:span></text:span></text:p>
      <text:p text:style-name="P6"><text:span text:style-name="Source_20_Text"><text:s text:c="6"/></text:span><text:span text:style-name="Source_20_Text"><text:span text:style-name="T2">"name": "extracao_dados.json",</text:span></text:span></text:p>
      <text:p text:style-name="P6"><text:span text:style-name="Source_20_Text"><text:s text:c="6"/></text:span><text:span text:style-name="Source_20_Text"><text:span text:style-name="T2">"type": "data_output",</text:span></text:span></text:p>
      <text:p text:style-name="P6"><text:span text:style-name="Source_20_Text"><text:s text:c="6"/></text:span><text:span text:style-name="Source_20_Text"><text:span text:style-name="T2">"mime_type": "application/json",</text:span></text:span></text:p>
      <text:p text:style-name="P6"><text:span text:style-name="Source_20_Text"><text:s text:c="6"/></text:span><text:span text:style-name="Source_20_Text"><text:span text:style-name="T2">"url": "https://&lt;cloud-storage&gt;/extracao_dados.json?signature=..."</text:span></text:span></text:p>
      <text:p text:style-name="P6"><text:span text:style-name="Source_20_Text"><text:s text:c="4"/></text:span><text:span text:style-name="Source_20_Text"><text:span text:style-name="T2">},</text:span></text:span></text:p>
      <text:p text:style-name="P6"><text:span text:style-name="Source_20_Text"><text:s text:c="4"/></text:span><text:span text:style-name="Source_20_Text"><text:span text:style-name="T2">{</text:span></text:span></text:p>
      <text:p text:style-name="P6"><text:span text:style-name="Source_20_Text"><text:s text:c="6"/></text:span><text:span text:style-name="Source_20_Text"><text:span text:style-name="T2">"name": "documento_ocred.txt",</text:span></text:span></text:p>
      <text:p text:style-name="P6"><text:span text:style-name="Source_20_Text"><text:s text:c="6"/></text:span><text:span text:style-name="Source_20_Text"><text:span text:style-name="T2">"type": "raw_text",</text:span></text:span></text:p>
      <text:p text:style-name="P6"><text:span text:style-name="Source_20_Text"><text:s text:c="6"/></text:span><text:span text:style-name="Source_20_Text"><text:span text:style-name="T2">"mime_type": "text/plain",</text:span></text:span></text:p>
      <text:p text:style-name="P6"><text:span text:style-name="Source_20_Text"><text:s text:c="6"/></text:span><text:span text:style-name="Source_20_Text"><text:span text:style-name="T2">"url": "https://&lt;cloud-storage&gt;/documento_ocred.txt?signature=..."</text:span></text:span></text:p>
      <text:p text:style-name="P6"><text:span text:style-name="Source_20_Text"><text:s text:c="4"/></text:span><text:span text:style-name="Source_20_Text"><text:span text:style-name="T2">}</text:span></text:span></text:p>
      <text:p text:style-name="P6"><text:span text:style-name="Source_20_Text"><text:s text:c="2"/></text:span><text:span text:style-name="Source_20_Text"><text:span text:style-name="T2">],</text:span></text:span></text:p>
      <text:p text:style-name="P6"><text:span text:style-name="Source_20_Text"><text:s text:c="2"/></text:span><text:span text:style-name="Source_20_Text"><text:span text:style-name="T2">"billing": { ... }</text:span></text:span></text:p>
      <text:p text:style-name="P6"><text:span text:style-name="Source_20_Text"><text:span text:style-name="T2">}</text:span></text:span></text:p>
      <text:h text:style-name="P2" text:outline-level="3">Regras para Artefatos:</text:h>
      <text:list xml:id="list29412495" text:style-name="L4">
        <text:list-item>
          <text:p text:style-name="P19"><text:span text:style-name="T3">URL Pré-Assinada:</text:span><text:span text:style-name="T2"> A </text:span><text:span text:style-name="Source_20_Text"><text:span text:style-name="T2">url</text:span></text:span><text:span text:style-name="T2"> deve ser uma </text:span><text:span text:style-name="T3">URL temporária</text:span><text:span text:style-name="T2"> que permite o download direto do arquivo sem a necessidade de autenticação adicional (válida por, digamos, 5 a 60 minutos).</text:span></text:p>
        </text:list-item>
        <text:list-item>
          <text:p text:style-name="P19"><text:span text:style-name="T3">Método HTTP:</text:span><text:span text:style-name="T2"> O download do artefato sempre deve usar o método </text:span><text:span text:style-name="Source_20_Text"><text:span text:style-name="T3">GET</text:span></text:span><text:span text:style-name="T2">.</text:span></text:p>
        </text:list-item>
        <text:list-item>
          <text:p text:style-name="P19"><text:span text:style-name="T3">Tipo de Artefato (</text:span><text:span text:style-name="Source_20_Text"><text:span text:style-name="T3">type</text:span></text:span><text:span text:style-name="T3">):</text:span><text:span text:style-name="T2"> Use um campo para classificar o artefato (ex: </text:span><text:span text:style-name="Source_20_Text"><text:span text:style-name="T2">report</text:span></text:span><text:span text:style-name="T2">, </text:span><text:span text:style-name="Source_20_Text"><text:span text:style-name="T2">data_output</text:span></text:span><text:span text:style-name="T2">, </text:span><text:span text:style-name="Source_20_Text"><text:span text:style-name="T2">raw_text</text:span></text:span><text:span text:style-name="T2">, </text:span><text:span text:style-name="Source_20_Text"><text:span text:style-name="T2">image</text:span></text:span><text:span text:style-name="T2">). Isso ajuda o UiPath a decidir qual arquivo processar.</text:span></text:p>
        </text:list-item>
      </text:list>
      <text:p text:style-name="Horizontal_20_Line"/>
      <text:h text:style-name="P1" text:outline-level="2">2. Fluxo de Trabalho Otimizado no UiPath (Download de Arquivos)</text:h>
      <text:p text:style-name="P15"><text:span text:style-name="T2">Após o Agente EIAH retornar o </text:span><text:span text:style-name="Source_20_Text"><text:span text:style-name="T2">runObj</text:span></text:span><text:span text:style-name="T2"> (objeto JSON com os resultados e artefatos), o robô UiPath deve adicionar um novo passo: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 table:style-name="TableLine2023943590176">
            <table:table-cell table:style-name="Tabela6.A1" office:value-type="string">
              <text:p text:style-name="P8"><text:span text:style-name="Strong_20_Emphasis"><text:span text:style-name="T2">Etapa UiPath</text:span></text:span></text:p>
            </table:table-cell>
            <table:table-cell table:style-name="Tabela6.A1" office:value-type="string">
              <text:p text:style-name="P8"><text:span text:style-name="Strong_20_Emphasis"><text:span text:style-name="T2">Atividade</text:span></text:span></text:p>
            </table:table-cell>
            <table:table-cell table:style-name="Tabela6.A1" office:value-type="string">
              <text:p text:style-name="P8"><text:span text:style-name="Strong_20_Emphasis"><text:span text:style-name="T2">Propósito</text:span></text:span></text:p>
            </table:table-cell>
          </table:table-row>
        </table:table-header-rows>
        <table:table-row table:style-name="TableLine2023943590176">
          <table:table-cell table:style-name="Tabela6.A1" office:value-type="string">
            <text:p text:style-name="P9">1. Obter Resultado</text:p>
          </table:table-cell>
          <table:table-cell table:style-name="Tabela6.A1" office:value-type="string">
            <text:p text:style-name="P7"><text:span text:style-name="T3">HTTP Request (GET)</text:span><text:span text:style-name="T2"> para </text:span><text:span text:style-name="Source_20_Text"><text:span text:style-name="T2">/api/runs/&lt;runId&gt;</text:span></text:span></text:p>
          </table:table-cell>
          <table:table-cell table:style-name="Tabela6.A1" office:value-type="string">
            <text:p text:style-name="P7"><text:span text:style-name="T2">Obtém o JSON final (</text:span><text:span text:style-name="Source_20_Text"><text:span text:style-name="T2">runObj</text:span></text:span><text:span text:style-name="T2">).</text:span></text:p>
          </table:table-cell>
        </table:table-row>
        <table:table-row table:style-name="TableLine2023943590176">
          <table:table-cell table:style-name="Tabela6.A1" office:value-type="string">
            <text:p text:style-name="P9">2. Iterar Artefatos</text:p>
          </table:table-cell>
          <table:table-cell table:style-name="Tabela6.A1" office:value-type="string">
            <text:p text:style-name="P7"><text:span text:style-name="T3">For Each</text:span><text:span text:style-name="T2"> (</text:span><text:span text:style-name="Source_20_Text"><text:span text:style-name="T2">For Each JObject</text:span></text:span><text:span text:style-name="T2">)</text:span></text:p>
          </table:table-cell>
          <table:table-cell table:style-name="Tabela6.A1" office:value-type="string">
            <text:p text:style-name="P7"><text:span text:style-name="T2">Itera sobre a lista </text:span><text:span text:style-name="Source_20_Text"><text:span text:style-name="T2">runObj("artifacts")</text:span></text:span><text:span text:style-name="T2">.</text:span></text:p>
          </table:table-cell>
        </table:table-row>
        <table:table-row table:style-name="TableLine2023943590176">
          <table:table-cell table:style-name="Tabela6.A1" office:value-type="string">
            <text:p text:style-name="P9">3. Baixar <text:soft-page-break/>Arquivo</text:p>
          </table:table-cell>
          <table:table-cell table:style-name="Tabela6.A1" office:value-type="string">
            <text:p text:style-name="P10"><text:span text:style-name="T1">HTTP Request </text:span><text:soft-page-break/><text:span text:style-name="T1">(GET)</text:span> (dentro do loop)</text:p>
          </table:table-cell>
          <table:table-cell table:style-name="Tabela6.A1" office:value-type="string">
            <text:p text:style-name="P7"><text:span text:style-name="T2">Baixa o arquivo binário usando a </text:span><text:span text:style-name="Source_20_Text"><text:span text:style-name="T2">url</text:span></text:span><text:span text:style-name="T2"> do artefato.</text:span><text:soft-page-break/></text:p>
          </table:table-cell>
        </table:table-row>
        <table:table-row table:style-name="TableLine2023943590176">
          <table:table-cell table:style-name="Tabela6.A1" office:value-type="string">
            <text:p text:style-name="P9">4. Salvar Arquivo</text:p>
          </table:table-cell>
          <table:table-cell table:style-name="Tabela6.A1" office:value-type="string">
            <text:p text:style-name="P9">Write Text File / Write to File</text:p>
          </table:table-cell>
          <table:table-cell table:style-name="Tabela6.A1" office:value-type="string">
            <text:p text:style-name="P7"><text:span text:style-name="T2">Salva o conteúdo binário (na propriedade </text:span><text:span text:style-name="Source_20_Text"><text:span text:style-name="T2">Resource</text:span></text:span><text:span text:style-name="T2"> da atividade </text:span><text:span text:style-name="T3">HTTP Request</text:span><text:span text:style-name="T2"> de download) com o nome de arquivo e extensão corretos.</text:span></text:p>
          </table:table-cell>
        </table:table-row>
      </table:table>
      <text:h text:style-name="P2" text:outline-level="3">Detalhes da Atividade HTTP Request para Download</text:h>
      <text:p text:style-name="P11">No UiPath, o download de arquivos binários via URL pré-assinada deve ser configurado da seguinte forma:</text:p>
      <text:list xml:id="list1021814304" text:style-name="L5">
        <text:list-item>
          <text:p text:style-name="P20"><text:span text:style-name="T3">URL:</text:span><text:span text:style-name="T2"> Use a variável de loop </text:span><text:span text:style-name="Source_20_Text"><text:span text:style-name="T2">artifact("url").ToString()</text:span></text:span><text:span text:style-name="T2">.</text:span></text:p>
        </text:list-item>
        <text:list-item>
          <text:p text:style-name="P20"><text:span text:style-name="T3">Método:</text:span><text:span text:style-name="T2"> </text:span><text:span text:style-name="Source_20_Text"><text:span text:style-name="T2">GET</text:span></text:span><text:span text:style-name="T2">.</text:span></text:p>
        </text:list-item>
        <text:list-item>
          <text:p text:style-name="P14"><text:span text:style-name="T1">Corpo de Resposta:</text:span> Deixe vazio.</text:p>
        </text:list-item>
        <text:list-item>
          <text:p text:style-name="P20"><text:span text:style-name="T3">Propriedade de Saída:</text:span><text:span text:style-name="T2"> Armazene o resultado em uma variável do tipo </text:span><text:span text:style-name="Source_20_Text"><text:span text:style-name="T3">UiPath.Web.Activities.Models.HttpResponse</text:span></text:span><text:span text:style-name="T2"> (ex: </text:span><text:span text:style-name="Source_20_Text"><text:span text:style-name="T2">responseArtifact</text:span></text:span><text:span text:style-name="T2">).</text:span></text:p>
        </text:list-item>
        <text:list-item>
          <text:p text:style-name="P20"><text:span text:style-name="T3">Gravação do Arquivo:</text:span><text:span text:style-name="T2"> Use a atividade </text:span><text:span text:style-name="Source_20_Text"><text:span text:style-name="T3">Write Text File</text:span></text:span><text:span text:style-name="T2"> (para TXT/JSON/HTML) ou </text:span><text:span text:style-name="Source_20_Text"><text:span text:style-name="T3">Write to File</text:span></text:span><text:span text:style-name="T2"> (para PDF ou outros binários), usando o seguinte valor de entrada:</text:span></text:p>
          <text:list>
            <text:list-item>
              <text:p text:style-name="P20"><text:span text:style-name="T3">Conteúdo:</text:span><text:span text:style-name="T2"> </text:span><text:span text:style-name="Source_20_Text"><text:span text:style-name="T2">responseArtifact.Resource</text:span></text:span><text:span text:style-name="T2"> (Contém o conteúdo binário/bytes do arquivo baixado).</text:span></text:p>
            </text:list-item>
            <text:list-item>
              <text:p text:style-name="P20"><text:span text:style-name="T3">Caminho:</text:span><text:span text:style-name="T2"> </text:span><text:span text:style-name="Source_20_Text"><text:span text:style-name="T2">Caminho_Destino + "\" + artifact("name").ToString()</text:span></text:span><text:span text:style-name="T2">.</text:span></text:p>
            </text:list-item>
          </text:list>
        </text:list-item>
      </text:list>
      <text:p text:style-name="P11">Esta modelagem mantém a comunicação principal UiPath-Agente via JSON (leve e rápida) e descarrega a transferência de arquivos grandes para uma conexão direta e segura (URL pré-assinada)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8:03:18.798000000</meta:creation-date>
    <dc:date>2025-11-08T08:08:48.524000000</dc:date>
    <meta:editing-duration>PT5M29S</meta:editing-duration>
    <meta:editing-cycles>1</meta:editing-cycles>
    <meta:document-statistic meta:table-count="6" meta:image-count="0" meta:object-count="0" meta:page-count="7" meta:paragraph-count="181" meta:word-count="1776" meta:character-count="11876" meta:non-whitespace-character-count="10164"/>
    <meta:generator>LibreOffice/7.3.2.2$Windows_X86_64 LibreOffice_project/49f2b1bff42cfccbd8f788c8dc32c1c309559be0</meta:generator>
  </office:meta>
</office:document-meta>
</file>